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b8a" officeooo:paragraph-rsid="00065b8a"/>
    </style:style>
    <style:style style:name="P2" style:family="paragraph" style:parent-style-name="Standard">
      <style:paragraph-properties fo:text-align="start" style:justify-single-word="false"/>
      <style:text-properties officeooo:rsid="00065b8a" officeooo:paragraph-rsid="00065b8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65b8a" officeooo:paragraph-rsid="00065b8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77697" officeooo:paragraph-rsid="0007769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7e6a7" officeooo:paragraph-rsid="0007e6a7"/>
    </style:style>
    <style:style style:name="T1" style:family="text">
      <style:text-properties officeooo:rsid="0009bf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widywana struktura aktywności w aplikacji mobilnej</text:p>
      <text:p text:style-name="P2"/>
      <text:list xml:id="list330620272" text:style-name="L1">
        <text:list-item>
          <text:p text:style-name="P3">aplikacja rozpoczyna pracę od wyświetlenia aktywności listy podróży</text:p>
        </text:list-item>
        <text:list-item>
          <text:p text:style-name="P3">w bocznym menu w układzie DrawerLayout widoczne będą trzy pozycje: Lista wycieczek, Edycja wyczieczek oraz Lista map</text:p>
          <text:list>
            <text:list-item>
              <text:p text:style-name="P3">w menu lista wycieczek przewidujemy następujące funkcjonalności: tworzenie wycieczek oraz ich wyświetlenie</text:p>
            </text:list-item>
            <text:list-item>
              <text:p text:style-name="P4">w liście wycieczek możliwe będzie kliknięcie w daną pozycję, co pozwoli przejść do ekranu podglądu danej wycieczki; dodatkowo będzie można kliknąć przycisk “Edytuj”, a także utworzenie plakatu oraz prezentacji z wycieczki,</text:p>
            </text:list-item>
          </text:list>
        </text:list-item>
        <text:list-item>
          <text:p text:style-name="P5">Ostatni komponent przewiduje użycie map Google <text:span text:style-name="T1">i</text:span> osadzenie ich w aplikacji mobilnej. Na mapie będzie możliwe dodanie markera, dodatkowo będzie możliwe dodanie miniaturki zdjęcia lub filmu do punktu oraz wczytanie pliku gpx z miniaturką</text:p>
        </text:list-item>
        <text:list-item>
          <text:p text:style-name="P5">Dodatkowo będzie możliwe przejście do podglądu filmu lub zdjęc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41:05.247000000</meta:creation-date>
    <dc:date>2018-04-26T15:11:26.958000000</dc:date>
    <meta:editing-duration>PT17M3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7" meta:word-count="123" meta:character-count="871" meta:non-whitespace-character-count="761"/>
  </office:meta>
</office:document-meta>
</file>